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FreeSerif1" svg:font-family="FreeSerif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T1" style:family="text">
      <style:text-properties officeooo:rsid="001cc74b"/>
    </style:style>
    <text:list-style style:name="L1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rchSentinel – Steps of the Project and Functional Diagrams</text:h>
      <text:h text:style-name="Heading_20_2" text:outline-level="2"><text:span text:style-name="T1">1</text:span>. Steps of the <text:span text:style-name="T1">ArchSentinel Scanner</text:span></text:h>
      <text:list text:style-name="L1">
        <text:list-item>
          <text:p text:style-name="P1">Requirements &amp; Scope Definition: Identify which configuration files are in scope for the MVP (/etc/ssh/sshd_config, /etc/login.defs, /etc/sysctl.conf, /etc/resolv.conf, /etc/rsyslog.conf) and define simple pass/fail rules for each.</text:p>
        </text:list-item>
        <text:list-item>
          <text:p text:style-name="P1">Core Architecture Design: Decide on modular design with separate components for parsing, scanning, scoring, reporting, and orchestration. Define main classes such as ParsedConfig, ScanResult, <text:span text:style-name="T1">ScanResults</text:span>, Scan, Score, and Scan<text:span text:style-name="T1">s</text:span>Manager.</text:p>
        </text:list-item>
        <text:list-item>
          <text:p text:style-name="P1">Configuration Parsing Layer: Implement a generic parser for key–value style configuration files and prepare the structure for specialized parsers (e.g. for passwd, shadow, sudoers) in the future.</text:p>
        </text:list-item>
        <text:list-item>
          <text:p text:style-name="P1">Rule Definition Layer: Store security rules per configuration file in a dedicated rules module (for example: expected values, descriptions, and behaviour when a setting is missing).</text:p>
        </text:list-item>
        <text:list-item>
          <text:p text:style-name="P1">Scanning &amp; Result Generation: Implement scanning logic that compares parsed configuration values to rules and produces a list of ScanResult objects with statuses such as OK, BAD, or MISSING.</text:p>
        </text:list-item>
        <text:list-item>
          <text:p text:style-name="P1">Scoring &amp; Score Bar: Implement a Score class that evaluates all ScanResult objects, counts correct settings, computes a percentage score, and produces a text-based score bar.</text:p>
        </text:list-item>
        <text:list-item>
          <text:p text:style-name="P1">Reporting &amp; Display: Implement a Report/Displayer layer that takes ScanResult and Score information and prints human-readable output to the terminal (later can be extended to JSON/HTML/<text:span text:style-name="T1">YAML.</text:span></text:p>
        </text:list-item>
        <text:list-item>
          <text:p text:style-name="P1">Multi-Scan Orchestration: Implement a ScanManager that holds multiple Scan objects (for SSH, login.defs, sysctl, etc.), runs them in sequence, aggregates all results, and computes an overall system score.</text:p>
        </text:list-item>
        <text:list-item>
          <text:p text:style-name="P1">ArchSentinel Integration: Design ArchSentinel as a thin menu/launcher program that discovers available tools (starting with the configuration scanner) and runs them on user request, passing options and modes.</text:p>
        </text:list-item>
        <text:list-item>
          <text:p text:style-name="P1">Future Extensions: Add more configuration targets (sudoers, PAM, auditd, fstab, passwd, shadow), auto-fix modes, remote reporting, colour output, and a plug-in architecture for third-party tools.</text:p>
        </text:list-item>
      </text:list>
      <text:h text:style-name="Heading_20_2" text:outline-level="2">3. Functional Architecture of ArchSentinel</text:h>
      <text:p text:style-name="Standard">ArchSentinel is designed as a modular framework with a central launcher and independent tools. The central program (“sentinel”) does not contain all logic itself; instead, it provides a menu/CLI, keeps track of available tools, and delegates the work to individual modules.</text:p>
      <text:p text:style-name="Standard">Main functional components:</text:p>
      <text:list text:style-name="L2">
        <text:list-item>
          <text:p text:style-name="P2">User Interface (CLI/Menu): Provides commands such as 'scanner', 'hardener', 'syscheck' and options like modes, verbosity, and auto-fix flags.</text:p>
        </text:list-item>
        <text:list-item>
          <text:p text:style-name="P2">Tool Registry / Dispatcher: Knows which tools are available (e.g. configuration scanner) and how to run them. Either imports Python modules directly or calls separate scripts.</text:p>
        </text:list-item>
        <text:list-item>
          <text:p text:style-name="P2">Configuration Scanner Tool: First implemented tool; scans system configuration files, applies security rules, and returns results and a security score.</text:p>
        </text:list-item>
        <text:list-item>
          <text:p text:style-name="P2">Future Tools (Placeholders): Hardening tool, system checker, log analyser, etc., each implemented as an independent script or module.</text:p>
        </text:list-item>
        <text:list-item>
          <text:p text:style-name="P2">System Environment: The underlying Linux system, configuration files, and services that are <text:soft-page-break/>read and evaluated by the tools.</text:p>
        </text:list-item>
      </text:list>
      <text:p text:style-name="Standard">High-level functional flow of ArchSentinel:</text:p>
      <text:p text:style-name="Standard">User → ArchSentinel CLI/Menu → Select Tool (e.g. Scanner) → Dispatcher runs selected tool → Tool reads configuration files → Tool evaluates rules and produces results → Tool returns score and report → ArchSentinel displays or stores the output.</text:p>
      <text:h text:style-name="Heading_20_2" text:outline-level="2">4. Flow for the Configuration Scanner</text:h>
      <text:p text:style-name="Standard">The configuration scanner itself has the following main functional steps:</text:p>
      <text:list text:style-name="L3">
        <text:list-item>
          <text:p text:style-name="P3">1. Select target configuration set (e.g. SSH, login.defs, sysctl) based on configuration or user options.</text:p>
        </text:list-item>
        <text:list-item>
          <text:p text:style-name="P3">2. Load configuration file paths from a dedicated configuration/paths module.</text:p>
        </text:list-item>
        <text:list-item>
          <text:p text:style-name="P3">3. For each configuration file, use ParsedConfig (or specific parser) to read the file into an internal key–value or structured representation.</text:p>
        </text:list-item>
        <text:list-item>
          <text:p text:style-name="P3">4. Load the corresponding set of security rules for that file (expected values, descriptions, and missing behaviour).</text:p>
        </text:list-item>
        <text:list-item>
          <text:p text:style-name="P3">5. Compare parsed configuration values with the rules and create ScanResult objects with status OK, BAD, or MISSING.</text:p>
        </text:list-item>
        <text:list-item>
          <text:p text:style-name="P3">6. Collect all ScanResult objects for a scan into a Scan object.</text:p>
        </text:list-item>
        <text:list-item>
          <text:p text:style-name="P3">7. Pass the list of ScanResult objects to the Score component, which evaluates how many checks passed and computes a percentage score.</text:p>
        </text:list-item>
        <text:list-item>
          <text:p text:style-name="P3">8. Generate a score bar (for example, a 0–100% progress bar) to visualise the current security level of the configuration.</text:p>
        </text:list-item>
        <text:list-item>
          <text:p text:style-name="P3">9. Use the Report/Displayer layer to print detailed findings per setting (expected vs current) and the overall score.</text:p>
        </text:list-item>
      </text:list>
      <text:h text:style-name="Heading_20_2" text:outline-level="2">5. Sequence-Style Interaction Description (Scanner)</text:h>
      <text:p text:style-name="Standard">This section describes the typical sequence of interactions for a single scan operation, for example for the SSH configuration:</text:p>
      <text:list text:style-name="L4">
        <text:list-item>
          <text:p text:style-name="P4">1. User runs the scanner (directly or via ArchSentinel).</text:p>
        </text:list-item>
        <text:list-item>
          <text:p text:style-name="P4">2. The scanner selects the SSH configuration profile and obtains the file path for /etc/ssh/sshd_config.</text:p>
        </text:list-item>
        <text:list-item>
          <text:p text:style-name="P4">3. ParsedConfig reads /etc/ssh/sshd_config and returns an internal representation of settings.</text:p>
        </text:list-item>
        <text:list-item>
          <text:p text:style-name="P4">4. The scanner loads SSH rules and iterates over them, building ScanResult objects.</text:p>
        </text:list-item>
        <text:list-item>
          <text:p text:style-name="P4">5. The list of ScanResult objects is passed to the Score component, which evaluates the results and computes the score.</text:p>
        </text:list-item>
        <text:list-item>
          <text:p text:style-name="P4">6. The Report/Displayer component formats both the detailed results and the score bar and shows them to the user.</text:p>
        </text:list-item>
        <text:list-item>
          <text:p text:style-name="P4">7. Optionally, ScanManager may aggregate results from multiple scans (SSH, login.defs, sysctl, etc.) to compute a global system score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FreeSerif1" svg:font-family="FreeSerif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none" fo:country="none" style:font-name-asian="Adwaita Sans" style:font-size-asian="12pt" style:language-asian="none" style:country-asian="none" style:font-name-complex="FreeSans1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FreeSerif" fo:font-size="12pt" fo:language="en" fo:country="GB" style:font-name-asian="Adwaita Sans" style:font-size-asian="12pt" style:language-asian="zh" style:country-asian="CN" style:font-name-complex="FreeSerif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  <dc:date>2025-11-21T12:00:29.449954129</dc:date>
    <meta:editing-duration>PT10M36S</meta:editing-duration>
    <meta:editing-cycles>1</meta:editing-cycles>
    <meta:document-statistic meta:table-count="0" meta:image-count="0" meta:object-count="0" meta:page-count="2" meta:paragraph-count="42" meta:word-count="810" meta:character-count="5468" meta:non-whitespace-character-count="4733"/>
  </office:meta>
</office:document-meta>
</file>